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feffa" officeooo:paragraph-rsid="000feff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2b1348" officeooo:paragraph-rsid="002b134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officeooo:rsid="002b1348" officeooo:paragraph-rsid="002b1348"/>
    </style:style>
    <style:style style:name="P4" style:family="paragraph" style:parent-style-name="Standard">
      <style:text-properties style:font-name="DejaVu Sans Condensed" fo:font-weight="normal" officeooo:rsid="00111ca5" officeooo:paragraph-rsid="002b1348" style:font-weight-asian="normal" style:font-weight-complex="normal"/>
    </style:style>
    <style:style style:name="P5" style:family="paragraph" style:parent-style-name="Standard">
      <style:text-properties style:font-name="DejaVu Sans Condensed" officeooo:rsid="00275192" officeooo:paragraph-rsid="002b1348"/>
    </style:style>
    <style:style style:name="P6" style:family="paragraph" style:parent-style-name="Standard">
      <style:text-properties style:font-name="DejaVu Sans Condensed" fo:font-weight="normal" officeooo:rsid="00111ca5" officeooo:paragraph-rsid="00366d60" style:font-weight-asian="normal" style:font-weight-complex="normal"/>
    </style:style>
    <style:style style:name="P7" style:family="paragraph" style:parent-style-name="Standard">
      <style:text-properties style:font-name="DejaVu Sans Condensed" fo:font-weight="normal" officeooo:rsid="00111ca5" officeooo:paragraph-rsid="0032b266" style:font-weight-asian="normal" style:font-weight-complex="normal"/>
    </style:style>
    <style:style style:name="P8" style:family="paragraph" style:parent-style-name="Standard">
      <style:text-properties style:font-name="DejaVu Sans Condensed" fo:font-size="12pt" fo:font-weight="bold" officeooo:rsid="000a147c" officeooo:paragraph-rsid="002b134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normal" officeooo:rsid="000a147c" officeooo:paragraph-rsid="002b134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" fo:font-size="12pt" fo:font-weight="normal" officeooo:rsid="000a147c" officeooo:paragraph-rsid="0033db6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 Condensed" fo:font-size="12pt" fo:font-weight="bold" officeooo:rsid="000feffa" officeooo:paragraph-rsid="002b1348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 Condensed" fo:font-size="12pt" fo:font-style="italic" fo:font-weight="normal" officeooo:rsid="0012c6ff" officeooo:paragraph-rsid="000a147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DejaVu Sans Condensed" fo:font-size="12pt" fo:font-style="italic" fo:font-weight="normal" officeooo:rsid="0012c6ff" officeooo:paragraph-rsid="001455d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DejaVu Sans Condensed" fo:font-size="12pt" fo:font-weight="normal" officeooo:rsid="0012c6ff" officeooo:paragraph-rsid="001455d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bold" officeooo:rsid="001a6510" officeooo:paragraph-rsid="001a6510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DejaVu Sans Condensed" fo:font-size="12pt" fo:font-weight="normal" officeooo:rsid="001af424" officeooo:paragraph-rsid="001af42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DejaVu Sans Condensed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DejaVu Sans Condensed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style:font-name="DejaVu Sans Condensed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style:font-name="DejaVu Sans Condensed"/>
    </style:style>
    <style:style style:name="P24" style:family="paragraph" style:parent-style-name="Text_20_body" style:list-style-name="L5">
      <style:text-properties style:font-name="DejaVu Sans Condensed"/>
    </style:style>
    <style:style style:name="P25" style:family="paragraph" style:parent-style-name="Standard">
      <style:text-properties style:font-name="DejaVu Sans Condensed" fo:font-size="12pt" fo:font-weight="bold" officeooo:rsid="000a147c" officeooo:paragraph-rsid="001e782c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 Condensed" fo:font-size="12pt" officeooo:paragraph-rsid="000a147c" style:font-size-asian="12pt" style:font-size-complex="12pt"/>
    </style:style>
    <style:style style:name="P27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28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  <style:style style:name="P30" style:family="paragraph" style:parent-style-name="Standard">
      <style:text-properties style:font-name="DejaVu Sans Condensed" fo:font-size="12pt" fo:font-weight="bold" officeooo:rsid="000d3de5" officeooo:paragraph-rsid="000d3de5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DejaVu Sans Condensed" fo:font-size="12pt" officeooo:rsid="000d3de5" officeooo:paragraph-rsid="000d3de5" style:font-size-asian="12pt" style:font-size-complex="12pt"/>
    </style:style>
    <style:style style:name="P32" style:family="paragraph" style:parent-style-name="Standard">
      <style:text-properties style:font-name="DejaVu Sans Condensed" fo:font-size="12pt" fo:font-weight="bold" officeooo:rsid="000e6a2c" officeooo:paragraph-rsid="000e6a2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DejaVu Sans Condensed" fo:font-size="12pt" officeooo:rsid="000e6a2c" officeooo:paragraph-rsid="000e6a2c" style:font-size-asian="12pt" style:font-size-complex="12pt"/>
    </style:style>
    <style:style style:name="P34" style:family="paragraph" style:parent-style-name="Standard">
      <style:text-properties style:font-name="DejaVu Sans Condensed" fo:font-size="12pt" fo:font-weight="bold" officeooo:rsid="00194182" officeooo:paragraph-rsid="00194182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DejaVu Sans Condensed" fo:font-size="12pt" officeooo:rsid="00194182" officeooo:paragraph-rsid="001e782c" style:font-size-asian="12pt" style:font-size-complex="12pt"/>
    </style:style>
    <style:style style:name="P36" style:family="paragraph" style:parent-style-name="Standard">
      <style:text-properties style:font-name="DejaVu Sans Condensed" fo:font-size="12pt" officeooo:rsid="00194182" officeooo:paragraph-rsid="00194182" style:font-size-asian="12pt" style:font-size-complex="12pt"/>
    </style:style>
    <style:style style:name="T1" style:family="text">
      <style:text-properties officeooo:rsid="00361728"/>
    </style:style>
    <style:style style:name="T2" style:family="text">
      <style:text-properties officeooo:rsid="0032b2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1ca5" style:font-weight-asian="normal" style:font-weight-complex="normal"/>
    </style:style>
    <style:style style:name="T5" style:family="text">
      <style:text-properties fo:font-weight="normal" officeooo:rsid="00366d60" style:font-weight-asian="normal" style:font-weight-complex="normal"/>
    </style:style>
    <style:style style:name="T6" style:family="text">
      <style:text-properties officeooo:rsid="00366d60"/>
    </style:style>
    <style:style style:name="T7" style:family="text">
      <style:text-properties officeooo:rsid="003440a2"/>
    </style:style>
    <style:style style:name="T8" style:family="text">
      <style:text-properties officeooo:rsid="0033db6c"/>
    </style:style>
    <style:style style:name="T9" style:family="text">
      <style:text-properties officeooo:rsid="002b1348"/>
    </style:style>
    <style:style style:name="T10" style:family="text">
      <style:text-properties officeooo:rsid="0035bb6d"/>
    </style:style>
    <style:style style:name="T11" style:family="text">
      <style:text-properties officeooo:rsid="00132012"/>
    </style:style>
    <style:style style:name="T12" style:family="text">
      <style:text-properties officeooo:rsid="0021ce02"/>
    </style:style>
    <style:style style:name="T13" style:family="text">
      <style:text-properties officeooo:rsid="001a651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e78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ela<text:span text:style-name="T1">s</text:span></text:p>
      <text:p text:style-name="P3"/>
      <text:p text:style-name="P3">CREATE TABLE cat (</text:p>
      <text:p text:style-name="P3"><text:s text:c="4"/>id SERIAL PRIMARY KEY,</text:p>
      <text:p text:style-name="P3"><text:s text:c="4"/>nome VARCHAR(<text:span text:style-name="T2">3</text:span>0) NOT NULL UNIQUE</text:p>
      <text:p text:style-name="P3">);</text:p>
      <text:p text:style-name="P3"><text:span text:style-name="T3"/></text:p>
      <text:p text:style-name="P4">CREATE TABLE produto (</text:p>
      <text:p text:style-name="P4"><text:s text:c="4"/>id SERIAL PRIMARY KEY,</text:p>
      <text:p text:style-name="P4"><text:s text:c="4"/>link_img TEXT,</text:p>
      <text:p text:style-name="P4"><text:s text:c="4"/>Nome VARCHAR(30) NOT NULL,</text:p>
      <text:p text:style-name="P4"><text:s text:c="4"/>marca VARCHAR(30) NOT NULL,</text:p>
      <text:p text:style-name="P4"><text:s text:c="4"/>variacao_tipo VARCHAR(25)[],</text:p>
      <text:p text:style-name="P4"><text:s text:c="4"/>variacao_marca VARCHAR(25),</text:p>
      <text:p text:style-name="P5"><text:span text:style-name="T4"><text:s text:c="4"/>peso NUMERIC(</text:span><text:span text:style-name="T5">5</text:span><text:span text:style-name="T4">, 2),</text:span></text:p>
      <text:p text:style-name="P4"><text:s text:c="4"/>preco NUMERIC(<text:span text:style-name="T6">6</text:span>, 2) NOT NULL,</text:p>
      <text:p text:style-name="P4"><text:s text:c="4"/>preco_promo NUMERIC(10, 2),</text:p>
      <text:p text:style-name="P4"><text:s text:c="4"/>maior_id INT REFERENCES produto(id),</text:p>
      <text:p text:style-name="P4"><text:s text:c="4"/>menor_id INT REFERENCES produto(id),</text:p>
      <text:p text:style-name="P6"><text:s text:c="4"/>perct_desc SMALLINT DEFAULT 0 CHECK (desconto &gt;= 0 AND desconto &lt;= 100),</text:p>
      <text:p text:style-name="P4"><text:s text:c="4"/>em_promo BOOLEAN DEFAULT FALSE,</text:p>
      <text:p text:style-name="P7"><text:s text:c="4"/>cat<text:span text:style-name="T2">_id </text:span>INT REFERENCES <text:span text:style-name="T2">cat</text:span>(id) NOT NULL,</text:p>
      <text:p text:style-name="P4"><text:s text:c="4"/>desc_aviso TEXT,</text:p>
      <text:p text:style-name="P4"><text:s text:c="4"/>CHECK (array_length(variacao_tipo, 1) &lt;= 5)</text:p>
      <text:p text:style-name="P4">);</text:p>
      <text:p text:style-name="P8"/>
      <text:p text:style-name="P9">CREATE TYPE estado_compra AS ENUM ('não pago', 'indo para o endereço', 'entregue');</text:p>
      <text:p text:style-name="P9"/>
      <text:p text:style-name="P9">CREATE TABLE compra (</text:p>
      <text:p text:style-name="P9"><text:s text:c="4"/>id SERIAL PRIMARY KEY,</text:p>
      <text:p text:style-name="P9"><text:s text:c="4"/>estado estado_compra NOT NULL,</text:p>
      <text:p text:style-name="P9"><text:s text:c="4"/>valor DECIMAL(10, 2) NOT NULL,</text:p>
      <text:p text:style-name="P9"><text:s text:c="4"/>data_compra DATE NOT NULL,</text:p>
      <text:p text:style-name="P9"><text:s text:c="4"/>cliente VARCHAR(50) NOT NULL,</text:p>
      <text:p text:style-name="P9"><text:s text:c="4"/>cpf_cliente VARCHAR(14) NOT NULL,</text:p>
      <text:p text:style-name="P9"><text:s text:c="4"/>id_cliente INT REFERENCES cliente(id)</text:p>
      <text:p text:style-name="P9">);</text:p>
      <text:p text:style-name="P8"/>
      <text:p text:style-name="P9">CREATE TABLE item_compra (</text:p>
      <text:p text:style-name="P9"><text:s text:c="4"/>id SERIAL PRIMARY KEY,</text:p>
      <text:p text:style-name="P9"><text:s text:c="4"/>nome VARCHAR(100) NOT NULL,</text:p>
      <text:p text:style-name="P9"><text:s text:c="4"/>quant INT NOT NULL,</text:p>
      <text:p text:style-name="P9"><text:s text:c="4"/>subtotal DECIMAL(10, 2) NOT NULL,</text:p>
      <text:p text:style-name="P10"><text:s text:c="4"/><text:span text:style-name="T7">prod_ref</text:span><text:span text:style-name="T8"> </text:span>INT REFERENCES <text:span text:style-name="T8">produto(</text:span>id)</text:p>
      <text:p text:style-name="P9">);</text:p>
      <text:p text:style-name="P9"/>
      <text:p text:style-name="P9">CREATE TABLE lista_compra (</text:p>
      <text:p text:style-name="P9"><text:s text:c="4"/>id SERIAL PRIMARY KEY,</text:p>
      <text:p text:style-name="P10"><text:s text:c="4"/>id_compra INT REFERENCES compra(id),</text:p>
      <text:p text:style-name="P9"><text:s text:c="4"/>id_item INT REFERENCES item_compra(id)</text:p>
      <text:p text:style-name="P9">);</text:p>
      <text:p text:style-name="P8"><text:soft-page-break/></text:p>
      <text:p text:style-name="P9">CREATE TABLE cliente (</text:p>
      <text:p text:style-name="P9"><text:s text:c="4"/>id SERIAL PRIMARY KEY,</text:p>
      <text:p text:style-name="P9"><text:s text:c="4"/>nome VARCHAR(100) NOT NULL,</text:p>
      <text:p text:style-name="P9"><text:s text:c="4"/>endereço TEXT NOT NULL,</text:p>
      <text:p text:style-name="P9"><text:s text:c="4"/>cpf VARCHAR(14) NOT NULL UNIQUE,</text:p>
      <text:p text:style-name="P9"><text:s text:c="4"/>telefone VARCHAR(15),</text:p>
      <text:p text:style-name="P9"><text:s text:c="4"/>whatsapp VARCHAR(15)</text:p>
      <text:p text:style-name="P9">);</text:p>
      <text:p text:style-name="P8"/>
      <text:p text:style-name="P11">Padrão d<text:span text:style-name="T9">e nome </text:span>do<text:span text:style-name="T9">s</text:span> produto<text:span text:style-name="T9">s</text:span>: <text:span text:style-name="T9">de nome até p</text:span><text:span text:style-name="T10">es</text:span><text:span text:style-name="T9">o</text:span></text:p>
      <text:p text:style-name="P12">INSERT INTO exemplo (palavras) VALUES (ARRAY['maçã', 'banana', 'laranja']);</text:p>
      <text:p text:style-name="P13"/>
      <text:p text:style-name="P13"/>
      <text:p text:style-name="P14">Seções que tem Itens com o nome completo:</text:p>
      <text:p text:style-name="P15">Mercearia, congelados e frios, biscoitos e doces, higiene e cuidados pessoais, <text:span text:style-name="T11">l</text:span>impeza doméstica.</text:p>
      <text:p text:style-name="P16"/>
      <text:p text:style-name="P17">Exemplo de variações de papel higiênico</text:p>
      <text:p text:style-name="P17"/>
      <text:p text:style-name="P18"><text:span text:style-name="T12">P</text:span>elo menos três variações principais poderiam ser inseridas: número de folhas, textura e aroma.</text:p>
      <text:p text:style-name="P19">Número de folhas: Simples, dupla, tripla</text:p>
      <text:list text:style-name="L1">
        <text:list-item>
          <text:p text:style-name="P20">Material: Celulose virgem, reciclado</text:p>
        </text:list-item>
      </text:list>
      <text:list text:style-name="L2">
        <text:list-item>
          <text:p text:style-name="P21">Textura: Liso, com relevo</text:p>
        </text:list-item>
      </text:list>
      <text:list text:style-name="L3">
        <text:list-item>
          <text:p text:style-name="P22">Aroma: Neutro, perfumado</text:p>
        </text:list-item>
      </text:list>
      <text:list text:style-name="L4">
        <text:list-item>
          <text:p text:style-name="P23">Formato: Rolo convencional, intercalado, jumbo</text:p>
        </text:list-item>
      </text:list>
      <text:list text:style-name="L5">
        <text:list-item>
          <text:p text:style-name="P24">Cor: Branco, bege, colorido </text:p>
        </text:list-item>
      </text:list>
      <text:p text:style-name="P25"><text:span text:style-name="T13">Exemplo </text:span>Protetor Solar</text:p>
      <text:p text:style-name="P25"><text:line-break/><text:span text:style-name="T3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13">Exemplo </text:span>Detergentes</text:p>
      <text:p text:style-name="P25"><text:line-break/><text:span text:style-name="T3">Base: Líquido, em pó, pastilha<text:line-break/>Aplicação: Louça, roupa, multiuso<text:line-break/>Fórmula: Neutro, alcalino, ácido<text:line-break/>Aroma: Sem perfume, cítrico, floral<text:line-break/>Biodegradável: Comum, ecológico<text:line-break/>Com ou sem glicerina (para suavizar as mãos)</text:span></text:p>
      <text:p text:style-name="P16"/>
      <text:p text:style-name="P16"/>
      <text:p text:style-name="P16"/>
      <text:p text:style-name="P16"><text:soft-page-break/></text:p>
      <text:p text:style-name="P16"/>
      <text:p text:style-name="P16">Hortifrúti</text:p>
      <text:p text:style-name="P26"/>
      <text:p text:style-name="P27">Banana prata – R$ 5,50/kg<text:line-break/>Banana nanica – R$ 4,80/kg<text:lin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27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<text:soft-page-break/>Coentro – R$ 2,50/maço<text:line-break/>Cebolinha – R$ 3,00/maço</text:p>
      <text:p text:style-name="P27"/>
      <text:p text:style-name="P27">Sardinha 85g – 4,00 R$</text:p>
      <text:p text:style-name="P27"/>
      <text:p text:style-name="P16">Mercearia</text:p>
      <text:p text:style-name="P27"/>
      <text:p text:style-name="P27">Arroz 1kg – 6,00 R$</text:p>
      <text:p text:style-name="P27"/>
      <text:p text:style-name="P27">Feijão-preto 1kg – 10,00 R$</text:p>
      <text:p text:style-name="P27"/>
      <text:p text:style-name="P27">Feijão branco 1kg – 12,00 R$</text:p>
      <text:p text:style-name="P27"/>
      <text:p text:style-name="P27">Feijão-carioca 1kg – 8,00 R$</text:p>
      <text:p text:style-name="P27"/>
      <text:p text:style-name="P27">Farinha de trigo 1kg – 6,00 R$</text:p>
      <text:p text:style-name="P27"/>
      <text:p text:style-name="P27">Farinha de mandioca 1kg – 7,00 R$</text:p>
      <text:p text:style-name="P27"/>
      <text:p text:style-name="P27">Farofa de mandioca pronta 500g – 10,00 R$</text:p>
      <text:p text:style-name="P27"/>
      <text:p text:style-name="P27">Polvilho azedo 1kg – 12,00 R$</text:p>
      <text:p text:style-name="P27"/>
      <text:p text:style-name="P27">Polvilho doce 1kg – 12,00 R$</text:p>
      <text:p text:style-name="P27"/>
      <text:p text:style-name="P27">Milho verde 1kg – 8,00 R$</text:p>
      <text:p text:style-name="P27"/>
      <text:p text:style-name="P27">Óleo de soja 900ml – 8,00 R$</text:p>
      <text:p text:style-name="P27"/>
      <text:p text:style-name="P27">Vinagre de álcool 750ml – 5,00 R$</text:p>
      <text:p text:style-name="P27"/>
      <text:p text:style-name="P27">Condimento tempero baiano 100g – 6,00 R$</text:p>
      <text:p text:style-name="P27"/>
      <text:p text:style-name="P27">Pimenta-do-reino 50g – 5,00 R$</text:p>
      <text:p text:style-name="P27"/>
      <text:p text:style-name="P27">Páprica (doce, picante, defumada) 50g – 8,00 R$</text:p>
      <text:p text:style-name="P27"/>
      <text:p text:style-name="P27">Cominho 50g – 5,00 R$</text:p>
      <text:p text:style-name="P27"/>
      <text:p text:style-name="P27">Orégano 30g – 4,00 R$</text:p>
      <text:p text:style-name="P27"/>
      <text:p text:style-name="P27">Alecrim 30g – 5,00 R$</text:p>
      <text:p text:style-name="P27"/>
      <text:p text:style-name="P27">Tomilho 30g – 5,00 R$</text:p>
      <text:p text:style-name="P27"/>
      <text:p text:style-name="P27">Manjericão 30g – 5,00 R$</text:p>
      <text:p text:style-name="P27"/>
      <text:p text:style-name="P27">Noz-moscada 30g – 8,00 R$</text:p>
      <text:p text:style-name="P27"/>
      <text:p text:style-name="P27">Canela 50g – 6,00 R$</text:p>
      <text:p text:style-name="P27"/>
      <text:p text:style-name="P27">Cravo-da-índia 50g – 6,00 R$</text:p>
      <text:p text:style-name="P27"><text:soft-page-break/></text:p>
      <text:p text:style-name="P27">Curry 50g – 8,00 R$</text:p>
      <text:p text:style-name="P27"/>
      <text:p text:style-name="P27">Gengibre em pó 50g – 7,00 R$</text:p>
      <text:p text:style-name="P27"/>
      <text:p text:style-name="P27">Coentro (sementes ou moído) 50g – 5,00 R$</text:p>
      <text:p text:style-name="P27"/>
      <text:p text:style-name="P27">Mostarda em pó 50g – 6,00 R$</text:p>
      <text:p text:style-name="P27"/>
      <text:p text:style-name="P27">Açafrão 50g – 8,00 R$</text:p>
      <text:p text:style-name="P27"/>
      <text:p text:style-name="P27">Café 500g – 15,00 R$</text:p>
      <text:p text:style-name="P27"/>
      <text:p text:style-name="P27">Açúcar de confeiteiro 500g – 7,00 R$</text:p>
      <text:p text:style-name="P27"/>
      <text:p text:style-name="P27">Açúcar refinado 1kg – 5,00 R$</text:p>
      <text:p text:style-name="P27"/>
      <text:p text:style-name="P27">Açúcar cristal 1kg – 5,00 R$</text:p>
      <text:p text:style-name="P27"/>
      <text:p text:style-name="P27">Açúcar demerara 1kg – 7,00 R$</text:p>
      <text:p text:style-name="P27"/>
      <text:p text:style-name="P27">Açúcar mascavo 1kg – 8,00 R$</text:p>
      <text:p text:style-name="P27"/>
      <text:p text:style-name="P27">Cevada 1kg – 10,00 R$</text:p>
      <text:p text:style-name="P27"/>
      <text:p text:style-name="P27">Salgadinho sabor queijo 100g – 4,00 R$</text:p>
      <text:p text:style-name="P27"/>
      <text:p text:style-name="P27">Amendoim cru 1kg – 15,00 R$</text:p>
      <text:p text:style-name="P27"/>
      <text:p text:style-name="P27">Amendoim sem pele assado 1kg – 17,00 R$</text:p>
      <text:p text:style-name="P27"/>
      <text:p text:style-name="P27">Amendoim com pele assado 1kg – 16,00 R$</text:p>
      <text:p text:style-name="P27"/>
      <text:p text:style-name="P27">Amendoim japonês 200g – 10,00 R$</text:p>
      <text:p text:style-name="P27"/>
      <text:p text:style-name="P27">Amendoim temperado 200g – 10,00 R$</text:p>
      <text:p text:style-name="P27"/>
      <text:p text:style-name="P27">Molho de tomate em sachê 340g – 4,00 R$</text:p>
      <text:p text:style-name="P27"/>
      <text:p text:style-name="P27">Fermento biológico seco 10g – 3,00 R$</text:p>
      <text:p text:style-name="P27"/>
      <text:p text:style-name="P27">Fermento em pó 100g – 4,00 R$</text:p>
      <text:p text:style-name="P27"/>
      <text:p text:style-name="P27">Farinha de rosca 500g – 7,00 R$</text:p>
      <text:p text:style-name="P27"/>
      <text:p text:style-name="P27">Biscoito salgado quadrado 200g – 5,00 R$</text:p>
      <text:p text:style-name="P27"/>
      <text:p text:style-name="P27">Biscoito doce redondo 200g – 6,00 R$</text:p>
      <text:p text:style-name="P27"/>
      <text:p text:style-name="P27">Pão de forma 500g – 10,00 R$</text:p>
      <text:p text:style-name="P27"/>
      <text:p text:style-name="P27">Massa de bolo pronta sabor chocolate 400g – 12,00 R$</text:p>
      <text:p text:style-name="P27"><text:soft-page-break/></text:p>
      <text:p text:style-name="P27">Leite UHT integral 1 litro – 5,00 R$</text:p>
      <text:p text:style-name="P27"/>
      <text:p text:style-name="P27">Leite em pó 400g – 15,00 R$</text:p>
      <text:p text:style-name="P27"/>
      <text:p text:style-name="P27">Adoçante 50ml – 6,00 R$</text:p>
      <text:p text:style-name="P27"/>
      <text:p text:style-name="P27">Maionese 500g – 10,00 R$</text:p>
      <text:p text:style-name="P27"/>
      <text:p text:style-name="P27">Macarrão instantâneo ensacado sabor galinha 85g – 2,50 R$</text:p>
      <text:p text:style-name="P27"/>
      <text:p text:style-name="P27">Macarrão instantâneo em copo 70g – 4,00 R$</text:p>
      <text:p text:style-name="P27"/>
      <text:p text:style-name="P27">Suco em pó solúvel sabor abacaxi 200g – 7,00 R$</text:p>
      <text:p text:style-name="P27"/>
      <text:p text:style-name="P27">Tempero em pó sabor carne 100g – 5,00 R$</text:p>
      <text:p text:style-name="P27"/>
      <text:p text:style-name="P27">Tempero em cubos sabor galinha 100g – 5,00 R$</text:p>
      <text:p text:style-name="P27"/>
      <text:p text:style-name="P27">Tempero em cubos sabor boi 100g – 5,00 R$</text:p>
      <text:p text:style-name="P27"/>
      <text:p text:style-name="P27"/>
      <text:p text:style-name="P28">Frios</text:p>
      <text:p text:style-name="P29"/>
      <text:p text:style-name="P29"/>
      <text:p text:style-name="P29">Batata frita congelada 400g por R$ 9,98. <text:line-break/><text:line-break/>Queijo mussarela 400g R$ 24,00. <text:line-break/><text:line-break/>Mortadela defumada fatiada 200g R$ 14,99.<text:line-break/><text:line-break/>Manteiga 200g por R$ 16,90.<text:line-break/><text:line-break/>Margarina 250g por R$ 9,90; pote de 500g por R$ 14,90.</text:p>
      <text:p text:style-name="P29"/>
      <text:p text:style-name="P30">Doces e biscoitos</text:p>
      <text:p text:style-name="P31"/>
      <text:p text:style-name="P31">Leite condensado 395g R$ 4,50.<text:line-break/><text:line-break/>Paçoca Pacote de 20 unidades de 20g R$ 10,00.<text:line-break/><text:line-break/>Bombom: Caixa de 250g por R$ 17,49. <text:line-break/><text:line-break/>Mel: Pote de 500g por R$ 18,00.<text:line-break/><text:line-break/>Creme de leite: Lata de 300g por R$ 5,00.<text:line-break/><text:line-break/>Caixa de bombons: Caixa de 250g por R$ 17,49. <text:line-break/><text:line-break/>Biscoito recheado redondo: Pacote de 126g por R$ 5,00.<text:line-break/><text:line-break/>Gelatina sabor morango: Pacote de 30g por R$ 2,00.<text:line-break/><text:soft-page-break/><text:line-break/>Biscoito tipo wafer: Pacote de 140g por R$ 2,29.<text:line-break/><text:line-break/>Doce de goiaba: Pacote de 1kg por R$ 17,49.</text:p>
      <text:p text:style-name="P31"/>
      <text:p text:style-name="P32"/>
      <text:p text:style-name="P32">Açougue</text:p>
      <text:p text:style-name="P33"/>
      <text:p text:style-name="P33">Filé Mignon: aproximadamente R$ 77,99/kg. <text:line-break/><text:line-break/>Alcatra: entre R$ 29,95 e R$ 63,90/kg.<text:line-break/><text:line-break/>Picanha: entre R$ 40,00 e R$ 89,99/kg. <text:line-break/><text:line-break/>Cupim: preço não especificado nas fontes consultadas.<text:line-break/><text:line-break/>Contrafilé: aproximadamente R$ 55,47/kg. <text:line-break/><text:line-break/>Coxão Mole: preço não especificado nas fontes consultadas.<text:line-break/><text:line-break/>Coxão Duro: preço não especificado nas fontes consultadas.<text:line-break/><text:line-break/>Maminha: aproximadamente R$ 50,56/kg. <text:line-break/><text:line-break/>Patinho: aproximadamente R$ 34,99/kg. <text:line-break/><text:line-break/>Fraldinha: aproximadamente R$ 38,66/kg. <text:line-break/><text:line-break/>Acém: aproximadamente R$ 36,56/kg. <text:line-break/><text:line-break/>Paleta: preço não especificado nas fontes consultadas.<text:line-break/><text:line-break/>Costela: aproximadamente R$ 18,99/kg. <text:line-break/><text:line-break/>Músculo: aproximadamente R$ 27,99/kg. <text:line-break/><text:line-break/>Cortes de Carne Suína:<text:line-break/><text:line-break/>Pernil: aproximadamente R$ 18,99/kg. <text:line-break/><text:line-break/>Paleta: preço não especificado nas fontes consultadas.<text:line-break/><text:line-break/>Lombo: aproximadamente R$ 26,52/kg<text:line-break/><text:line-break/>Costela Suína: aproximadamente R$ 19,99/kg. <text:line-break/><text:line-break/>Barriga (Panceta): preço não especificado nas fontes consultadas.<text:line-break/><text:line-break/>Pé de Porco: aproximadamente R$ 9,99/kg. <text:line-break/><text:line-break/>Joelho: preço não especificado nas fontes consultadas.<text:line-break/><text:line-break/><text:soft-page-break/>Filezinho Suíno: preço não especificado nas fontes consultadas.<text:line-break/><text:line-break/>Bisteca (Carré): aproximadamente R$ 21,84/kg. <text:line-break/><text:line-break/>Toucinho: aproximadamente R$ 19,99/kg. <text:line-break/><text:line-break/>Cortes de Frango Mais Comuns:<text:line-break/><text:line-break/>Peito inteiro: aproximadamente R$ 12,00/kg. <text:line-break/><text:line-break/>Filé de peito: aproximadamente R$ 30,80/kg. <text:line-break/><text:line-break/>Coxa: aproximadamente R$ 15,80/kg. <text:line-break/><text:line-break/>Sobrecoxa: aproximadamente R$ 18,80/kg. <text:line-break/><text:line-break/>Asa: aproximadamente R$ 18,62/kg. <text:line-break/><text:line-break/>Frango Inteiro: aproximadamente R$ 13,80/kg. <text:line-break/><text:line-break/>Moela: aproximadamente R$ 18,80/kg.<text:line-break/></text:p>
      <text:p text:style-name="P33"><text:line-break/>Outros / Processados:<text:line-break/><text:line-break/>Empanado de frango: aproximadamente R$ 16,99/kg. </text:p>
      <text:p text:style-name="P33">Linguiça: aproximadamente R$ 18,99/kg.<text:line-break/></text:p>
      <text:p text:style-name="P34"/>
      <text:p text:style-name="P34"/>
      <text:p text:style-name="P34"/>
      <text:p text:style-name="P35"><text:span text:style-name="T14">Higiene </text:span><text:span text:style-name="T15">pessoal</text:span></text:p>
      <text:p text:style-name="P35"><text:line-break/>Sabonete: R$ 2,00 – <text:s/>(barra), R$ 10,00 – R$ 25,00 (líquido)<text:line-break/>Shampoo: R$ 10,00 –<text:line-break/>Condicionador: R$ 10,00 – <text:line-break/>Protetor solar: R$ 30,00 – <text:line-break/>Creme de pele: R$ 15,00 – <text:line-break/>Desodorante spray: R$ 15,00 – <text:line-break/>Desodorante creme: R$ 10,00 – <text:line-break/>Desodorante roll-on: R$ 10,00 – <text:line-break/>Talco: R$ 8,00 – <text:line-break/>Algodão: R$ 5,00 – <text:s/>(100g)<text:line-break/>Cotonete: R$ 5,00 – <text:s/>(c/ 75 a 150 unidades)<text:line-break/>Fio dental: R$ 5,00 – <text:s/>(25m a 50m)<text:line-break/>Pasta de dente: R$ 5,00 – <text:s/>(90g)<text:line-break/>Cortador de unha: R$ 5,00 – <text:line-break/>Lixa de unha: R$ 2,00 – <text:line-break/>Absorvente: R$ 5,00 – (pacote com 8 a 32 unidades)<text:line-break/>Pente de cabelo: R$ 5,00 – <text:line-break/>Loção de limpeza: R$ 15,00 – <text:line-break/>Escova de dentes: R$ 5,00 – <text:line-break/><text:soft-page-break/>Enxaguante bucal: R$ 10,00 – <text:s/>(500ml)<text:line-break/>Pinça: R$ 5,00<text:line-break/>Aparelho de barbear: R$ 5,00 – <text:line-break/>Lâmina de barbear: R$ 5,00<text:line-break/>Creme ou gel de barbear: R$ 10,00 – R$ 30,00<text:line-break/>Esponja de banho: R$ 5,00 – R$ 20,00<text:line-break/>Lixa para pés: R$ 5,00 – R$ 20,00<text:line-break/>Sabonete íntimo: R$ 15,00 – R$ 40,00<text:line-break/>Óleo capilar: R$ 15,00 – R$ 60,00<text:line-break/>Escova de cabelo: R$ 10,00 – R$ 50,00</text:p>
      <text:p text:style-name="P35"><text:line-break/></text:p>
      <text:p text:style-name="P35">Papel higiênico: R$ 10,00 – R$ 30,00 (pacote com 4 a 12 rolos)<text:line-break/>Papel toalha: R$ 5,00 – R$ 20,00 (pacote com 2 a 6 rolos)<text:line-break/>Água sanitária: R$ 5,00 – R$ 15,00 (1L a 5L)<text:line-break/>Álcool (líquido ou em gel): R$ 5,00 – R$ 20,00 (500ml a 1L)<text:line-break/>Amaciante: R$ 10,00 – R$ 30,00 (2L a 5L)<text:line-break/>Detergente: R$ 2,00 – R$ 10,00 (500ml a 1L)<text:line-break/>Desinfetante: R$ 5,00 – R$ 20,00 (500ml a 2L)<text:line-break/>Sabão em pó: R$ 10,00 – R$ 50,00 (800g a 5kg)<text:line-break/>Sabão em barra: R$ 5,00 – R$ 20,00 (pacote com 5 unidades)<text:line-break/>Esponja amarela: R$ 2,00 – R$ 10,00 (pacote com 4 a 6 unidades)<text:line-break/>Lã de aço: R$ 2,00 – R$ 10,00 (pacote com 8 a 60g)<text:line-break/>Limpa vidros: R$ 10,00 – R$ 30,00 (500ml a 1L)<text:line-break/>Flanela: R$ 5,00 – R$ 15,00<text:line-break/>Rodo: R$ 10,00 – R$ 40,00<text:line-break/>Vassoura: R$ 10,00 – R$ 50,00<text:line-break/>Pá de lixo: R$ 5,00 – R$ 30,00<text:line-break/>Escova de uso geral: R$ 5,00 – R$ 25,00<text:line-break/>Balde: R$ 10,00 – R$ 50,00</text:p>
      <text:p text:style-name="P36"/>
      <text:p text:style-name="P36"/>
      <text:p text:style-name="P34">Limpeza doméstica</text:p>
      <text:p text:style-name="P34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3-07T13:45:12.739000000</dc:date>
    <meta:editing-duration>PT4H53M30S</meta:editing-duration>
    <meta:editing-cycles>37</meta:editing-cycles>
    <meta:generator>LibreOffice/24.8.5.2$Windows_X86_64 LibreOffice_project/fddf2685c70b461e7832239a0162a77216259f22</meta:generator>
    <meta:document-statistic meta:table-count="0" meta:image-count="0" meta:object-count="0" meta:page-count="9" meta:paragraph-count="145" meta:word-count="1492" meta:character-count="9722" meta:non-whitespace-character-count="7969"/>
  </office:meta>
</office:document-meta>
</file>